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rsid="001a2c07" officeooo:paragraph-rsid="001a2c07"/>
    </style:style>
    <style:style style:name="P2" style:family="paragraph" style:parent-style-name="Standard">
      <style:paragraph-properties fo:text-align="center" style:justify-single-word="false"/>
      <style:text-properties fo:font-size="13pt" officeooo:rsid="001a2c07" officeooo:paragraph-rsid="001a2c07" style:font-size-asian="13pt" style:font-size-complex="13pt"/>
    </style:style>
    <style:style style:name="P3" style:family="paragraph" style:parent-style-name="Standard">
      <style:paragraph-properties fo:text-align="start" style:justify-single-word="false"/>
      <style:text-properties fo:font-size="11pt" style:text-underline-style="none" fo:font-weight="bold" officeooo:rsid="001b5f12" officeooo:paragraph-rsid="001b5f12" style:font-size-asian="11pt" style:font-weight-asian="bold" style:font-size-complex="11pt" style:font-weight-complex="bold"/>
    </style:style>
    <style:style style:name="P4" style:family="paragraph" style:parent-style-name="Standard">
      <style:paragraph-properties fo:text-align="start" style:justify-single-word="false"/>
      <style:text-properties fo:font-size="11pt" style:text-underline-style="none" fo:font-weight="bold" officeooo:rsid="001dd50f" officeooo:paragraph-rsid="001dd50f" style:font-size-asian="11pt" style:font-weight-asian="bold" style:font-size-complex="11pt" style:font-weight-complex="bold"/>
    </style:style>
    <style:style style:name="P5" style:family="paragraph" style:parent-style-name="Standard">
      <style:paragraph-properties fo:text-align="start" style:justify-single-word="false"/>
      <style:text-properties fo:font-size="11pt" style:text-underline-style="none" fo:font-weight="bold" officeooo:rsid="001dfc50" officeooo:paragraph-rsid="001dfc50" style:font-size-asian="11pt" style:font-weight-asian="bold" style:font-size-complex="11pt" style:font-weight-complex="bold"/>
    </style:style>
    <style:style style:name="P6" style:family="paragraph" style:parent-style-name="Standard">
      <style:paragraph-properties fo:text-align="start" style:justify-single-word="false"/>
      <style:text-properties fo:font-size="11pt" style:text-underline-style="none" fo:font-weight="bold" officeooo:rsid="00237dfa" officeooo:paragraph-rsid="00237dfa" style:font-size-asian="11pt" style:font-weight-asian="bold" style:font-size-complex="11pt" style:font-weight-complex="bold"/>
    </style:style>
    <style:style style:name="P7" style:family="paragraph" style:parent-style-name="Standard">
      <style:paragraph-properties fo:text-align="start" style:justify-single-word="false"/>
      <style:text-properties fo:font-size="11pt" style:text-underline-style="none" officeooo:rsid="001b5f12" officeooo:paragraph-rsid="001b5f12" style:font-size-asian="11pt" style:font-size-complex="11pt"/>
    </style:style>
    <style:style style:name="P8" style:family="paragraph" style:parent-style-name="Standard">
      <style:paragraph-properties fo:text-align="start" style:justify-single-word="false"/>
      <style:text-properties fo:font-size="11pt" style:text-underline-style="none" fo:font-weight="normal" officeooo:rsid="001dd50f" officeooo:paragraph-rsid="001dd50f" style:font-size-asian="11pt" style:font-weight-asian="normal" style:font-size-complex="11pt" style:font-weight-complex="normal"/>
    </style:style>
    <style:style style:name="P9" style:family="paragraph" style:parent-style-name="Standard">
      <style:paragraph-properties fo:text-align="start" style:justify-single-word="false"/>
      <style:text-properties fo:font-size="11pt" style:text-underline-style="none" fo:font-weight="normal" officeooo:rsid="0024472c" officeooo:paragraph-rsid="0024472c" style:font-size-asian="11pt" style:font-weight-asian="normal" style:font-size-complex="11pt" style:font-weight-complex="normal"/>
    </style:style>
    <style:style style:name="T1" style:family="text">
      <style:text-properties officeooo:rsid="001b5f12"/>
    </style:style>
    <style:style style:name="T2" style:family="text">
      <style:text-properties officeooo:rsid="001b8757"/>
    </style:style>
    <style:style style:name="T3" style:family="text">
      <style:text-properties officeooo:rsid="001c0930"/>
    </style:style>
    <style:style style:name="T4" style:family="text">
      <style:text-properties fo:font-weight="normal" style:font-weight-asian="normal" style:font-weight-complex="normal"/>
    </style:style>
    <style:style style:name="T5" style:family="text">
      <style:text-properties fo:font-weight="normal" officeooo:rsid="001ff66d" style:font-weight-asian="normal" style:font-weight-complex="normal"/>
    </style:style>
    <style:style style:name="T6" style:family="text">
      <style:text-properties officeooo:rsid="001ff66d"/>
    </style:style>
    <style:style style:name="T7" style:family="text">
      <style:text-properties officeooo:rsid="0026451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ig Club 作業時間</text:p>
      <text:p text:style-name="P2">さぎょうじかん</text:p>
      <text:p text:style-name="P2"><text:span text:style-name="T1">Banking System </text:span>Test Plan</text:p>
      <text:p text:style-name="P1"/>
      <text:p text:style-name="P3">Test Organisation</text:p>
      <text:p text:style-name="P7">Test for the banking system will be comprised of several types of text files: input files, <text:span text:style-name="T3">expected</text:span> terminal output, and <text:span text:style-name="T3">expected</text:span> transaction files. <text:span text:style-name="T2">Each function has a directory in which their set of test are stored. Test files have the general format of (transaction code)_(test case number).(extension). The extension is “.in” for input, “.out” for output, and “.trf” for transaction file. The directories which contain each function's test files are named by their transaction code.</text:span></text:p>
      <text:p text:style-name="P7"/>
      <text:p text:style-name="P4">Test Execution</text:p>
      <text:p text:style-name="P8">Test will be executed using shell scripts.</text:p>
      <text:p text:style-name="P8"/>
      <text:p text:style-name="P5">Test Storage</text:p>
      <text:p text:style-name="P5"><text:span text:style-name="T4">Test Storage for the banking system will be comprised of the actual output from the program which would be compared with the expected output from the terminal and </text:span><text:span text:style-name="T5">the transaction files. The actual output files will have a similar naming scheme but the extension will be suffixed by an “x” (.outx, .trfx). A bash script will be used to compare differences between expected and actual output files.</text:span></text:p>
      <text:p text:style-name="P5"/>
      <text:p text:style-name="P6"><text:span text:style-name="T6">R</text:span>equirements Problems</text:p>
      <text:p text:style-name="P9">Some problems that were found in the requirements include that when a second login is attempted, the program output an error message and continue in the current session. Another problem was with the transfer function. In order to show the transfer transaction in the transaction file, two lines will be produced, where the first line is the withrawal from first account and the second transaction is the deposit into the second account. <text:span text:style-name="T7">Another problem was with the deposit function. Funds that are deposited are not available until the next day. Another problem was with the account file where there was no indication to whether the account was a student account. The was address by changing the final <text:s/>character in each line to either S for student and N for non-student. Another problem was to determine whether accounts could be created as a student account. This was address by making all accounts non-student during creation. Another problem was that the requirements stated that account could be changed from non-student to student, but it does not state that the opposite could occur. This was address by allowing accounts to change from student to non-student. When an account's plan is changed, the change is immediately made, as subsequent transactions will have the changed fee. Another requirement problem was <text:s/>the format for the amount. This was addressed by making all money values into this format: #####.##, where # is an integer from zero to nine. Another problem that was found are transaction fees. This problem was address by incurring fees on standard user who try to deposit, withdraw, transfer, or paybill. Standard users who are students have a fee of 0.05 and non-students have a fee of 0.10. If a standard user is attempt to withdraw all their money, the transaction will be rejected due to the transaction fee. Also, anyone attempting to withdraw must enter an amount that is divisible by 5.00. Any amount that is not divisible by 5.00 is rejected. Admins who attempt to withdraw, deposit, transfer, or paybill will not have any transaction fees. Another problem encounter was the company name for the paybill function. The problem was addressed by allowing the initials, and full name of the company. Another problem that was encountered was that the requirements contained a disable function but not an enable function. This was solved by adding an enable function. Also, when an account is disabled, the change is immediately changed, as no further transactions can be made. This is also true when an account is enabled. Another problem encounter is when a user decides to cancel a transaction. This was address by forcing the user back to the selection prompt if they enter an invalid input. The system will not allow deposits, withdrawals, transfers, and bill payments of 0.00 or less. Also, a user may not pay more than 2000.00 to a specific company in one day. A user may deposit any amount of money into their bank account. However, if the system calculates that after a deposit, their bank account will have a negative amount due to transaction fees, the transaction will be reject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tiago Bonada</meta:initial-creator>
    <meta:creation-date>2016-02-12T14:20:51.847985963</meta:creation-date>
    <dc:date>2016-02-14T01:48:22.730685427</dc:date>
    <meta:editing-duration>PT8H14M51S</meta:editing-duration>
    <meta:editing-cycles>14</meta:editing-cycles>
    <meta:generator>LibreOffice/4.2.8.2$Linux_X86_64 LibreOffice_project/420m0$Build-2</meta:generator>
    <meta:document-statistic meta:table-count="0" meta:image-count="0" meta:object-count="0" meta:page-count="1" meta:paragraph-count="11" meta:word-count="695" meta:character-count="4154" meta:non-whitespace-character-count="3476"/>
  </office:meta>
</office:document-meta>
</file>